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66" draw:textarea-horizontal-align="justify" draw:textarea-vertical-align="middle" draw:auto-grow-height="false" fo:min-height="23.85cm" fo:min-width="1.6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9.65cm" fo:min-width="16.98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55cm" fo:min-width="19.09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3.95cm" fo:min-width="8.1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13.954cm" fo:min-width="8.39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991cm"/>
    </style:style>
    <style:style style:name="gr9" style:family="graphic" style:parent-style-name="standard">
      <style:graphic-properties draw:stroke="none" svg:stroke-color="#000000" draw:fill="none" draw:fill-color="#ffffff" fo:min-height="1.126cm"/>
    </style:style>
    <style:style style:name="gr10" style:family="graphic" style:parent-style-name="standard">
      <style:graphic-properties draw:stroke="none" svg:stroke-color="#000000" draw:fill="none" draw:fill-color="#ffffff" fo:min-height="0.797cm"/>
    </style:style>
    <style:style style:name="gr11" style:family="graphic" style:parent-style-name="standard">
      <style:graphic-properties draw:stroke="none" svg:stroke-color="#000000" draw:fill="none" draw:fill-color="#ffffff" fo:min-height="0.956cm"/>
    </style:style>
    <style:style style:name="gr12" style:family="graphic" style:parent-style-name="standard">
      <style:graphic-properties draw:stroke="none" svg:stroke-color="#000000" draw:fill="none" draw:fill-color="#ffffff" fo:min-height="1.593cm"/>
    </style:style>
    <style:style style:name="gr13" style:family="graphic" style:parent-style-name="standard">
      <style:graphic-properties draw:stroke="none" svg:stroke-color="#000000" draw:fill="none" draw:fill-color="#ffffff" fo:min-height="2.134cm"/>
    </style:style>
    <style:style style:name="gr14" style:family="graphic" style:parent-style-name="standard">
      <style:graphic-properties draw:stroke="none" svg:stroke-color="#000000" draw:fill="none" draw:fill-color="#ffffff" fo:min-height="1.03cm"/>
    </style:style>
    <style:style style:name="gr15" style:family="graphic" style:parent-style-name="standard">
      <style:graphic-properties draw:stroke="none" svg:stroke-color="#000000" draw:fill="none" draw:fill-color="#ffffff" fo:min-height="1.735cm"/>
    </style:style>
    <style:style style:name="gr16" style:family="graphic" style:parent-style-name="standard">
      <style:graphic-properties draw:stroke="none" svg:stroke-color="#000000" draw:fill="none" draw:fill-color="#ffffff" fo:min-height="1.508cm"/>
    </style:style>
    <style:style style:name="gr17" style:family="graphic" style:parent-style-name="standard">
      <style:graphic-properties draw:stroke="none" svg:stroke-color="#000000" draw:fill="none" draw:fill-color="#ffffff" fo:min-height="0.749cm"/>
    </style:style>
    <style:style style:name="gr18" style:family="graphic" style:parent-style-name="standard">
      <style:graphic-properties draw:stroke="none" svg:stroke-color="#000000" draw:fill="none" draw:fill-color="#ffffff" fo:min-height="0.819cm"/>
    </style:style>
    <style:style style:name="gr19" style:family="graphic" style:parent-style-name="standard">
      <style:graphic-properties draw:stroke="none" svg:stroke-color="#000000" draw:fill="none" draw:fill-color="#ffffff" fo:min-height="2.703cm"/>
    </style:style>
    <style:style style:name="gr20" style:family="graphic" style:parent-style-name="standard">
      <style:graphic-properties draw:fill-color="#ff0066" draw:textarea-horizontal-align="justify" draw:textarea-vertical-align="middle" draw:auto-grow-height="false" fo:min-height="11.063cm" fo:min-width="0.136cm"/>
    </style:style>
    <style:style style:name="gr21" style:family="graphic" style:parent-style-name="standard">
      <style:graphic-properties draw:fill-color="#004586" draw:textarea-horizontal-align="justify" draw:textarea-vertical-align="middle" draw:auto-grow-height="false" fo:min-height="4.397cm" fo:min-width="4.791cm"/>
    </style:style>
    <style:style style:name="gr22" style:family="graphic" style:parent-style-name="standard">
      <style:graphic-properties draw:fill-color="#aecf00" draw:textarea-horizontal-align="justify" draw:textarea-vertical-align="middle" draw:auto-grow-height="false" fo:min-height="0.594cm" fo:min-width="5.43cm"/>
    </style:style>
    <style:style style:name="gr23" style:family="graphic" style:parent-style-name="standard">
      <style:graphic-properties draw:fill-color="#ff950e" draw:textarea-horizontal-align="justify" draw:textarea-vertical-align="middle" draw:auto-grow-height="false" fo:min-height="6.416cm" fo:min-width="2.101cm"/>
    </style:style>
    <style:style style:name="gr24" style:family="graphic" style:parent-style-name="standard">
      <style:graphic-properties draw:fill-color="#ff950e" draw:textarea-horizontal-align="justify" draw:textarea-vertical-align="middle" draw:auto-grow-height="false" fo:min-height="6.418cm" fo:min-width="2.191cm"/>
    </style:style>
    <style:style style:name="gr25" style:family="graphic" style:parent-style-name="standard">
      <style:graphic-properties draw:fill="none" draw:textarea-vertical-align="middle" draw:auto-grow-height="false" fo:min-height="6.303cm" fo:min-width="0.108cm"/>
    </style:style>
    <style:style style:name="gr26" style:family="graphic" style:parent-style-name="standard">
      <style:graphic-properties draw:textarea-horizontal-align="justify" draw:textarea-vertical-align="middle" draw:auto-grow-height="false" fo:min-height="1.184cm" fo:min-width="4.638cm"/>
    </style:style>
    <style:style style:name="gr27" style:family="graphic" style:parent-style-name="standard">
      <style:graphic-properties draw:textarea-horizontal-align="justify" draw:textarea-vertical-align="middle" draw:auto-grow-height="false" fo:min-height="1.198cm" fo:min-width="4.638cm"/>
    </style:style>
    <style:style style:name="gr28" style:family="graphic" style:parent-style-name="standard">
      <style:graphic-properties draw:textarea-horizontal-align="justify" draw:textarea-vertical-align="middle" draw:auto-grow-height="false" fo:min-height="1.186cm" fo:min-width="4.638cm"/>
    </style:style>
    <style:style style:name="gr29" style:family="graphic" style:parent-style-name="standard">
      <style:graphic-properties draw:fill="none" draw:textarea-vertical-align="middle" draw:auto-grow-height="false" fo:min-height="6.302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368cm" fo:min-width="5.298cm"/>
    </style:style>
    <style:style style:name="gr31" style:family="graphic" style:parent-style-name="standard">
      <style:graphic-properties draw:textarea-horizontal-align="justify" draw:textarea-vertical-align="middle" draw:auto-grow-height="false" fo:min-height="1.383cm" fo:min-width="5.298cm"/>
    </style:style>
    <style:style style:name="gr32" style:family="graphic" style:parent-style-name="standard">
      <style:graphic-properties draw:textarea-horizontal-align="justify" draw:textarea-vertical-align="middle" draw:auto-grow-height="false" fo:min-height="1.37cm" fo:min-width="5.298cm"/>
    </style:style>
    <style:style style:name="P1" style:family="paragraph">
      <style:paragraph-properties fo:text-align="center"/>
    </style:style>
    <style:style style:name="P2" style:family="paragraph">
      <loext:graphic-properties draw:fill-color="#ff0066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004586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aecf00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-color="#ff950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004586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aecf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950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1cm" svg:height="24.1cm" svg:x="1cm" svg:y="1cm">
            <text:p text:style-name="P1"><text:span text:style-name="T1"/></text:p>
            <text:p text:style-name="P1"><text:span text:style-name="T1">S</text:span></text:p>
            <text:p text:style-name="P1"><text:span text:style-name="T1">I</text:span></text:p>
            <text:p text:style-name="P1"><text:span text:style-name="T1">D</text:span></text:p>
            <text:p text:style-name="P1"><text:span text:style-name="T1">E</text:span></text:p>
            <text:p text:style-name="P1"><text:span text:style-name="T1">B</text:span></text:p>
            <text:p text:style-name="P1"><text:span text:style-name="T1">A</text:span></text:p>
            <text:p text:style-name="P1"><text:span text:style-name="T1">R</text:span></text:p>
            <text:p text:style-name="P1"><text:span text:style-name="T1"/></text:p>
            <text:p text:style-name="P1"><text:span text:style-name="T1">N</text:span></text:p>
            <text:p text:style-name="P1"><text:span text:style-name="T1">A</text:span></text:p>
            <text:p text:style-name="P1"><text:span text:style-name="T1">V</text:span></text:p>
            <text:p text:style-name="P1"><text:span text:style-name="T1">I</text:span></text:p>
            <text:p text:style-name="P1"><text:span text:style-name="T1">G</text:span></text:p>
            <text:p text:style-name="P1"><text:span text:style-name="T1">A</text:span></text:p>
            <text:p text:style-name="P1"><text:span text:style-name="T1">T</text:span></text:p>
            <text:p text:style-name="P1"><text:span text:style-name="T1">I</text:span></text:p>
            <text:p text:style-name="P1"><text:span text:style-name="T1">O</text:span></text:p>
            <text:p text:style-name="P1"><text:span text:style-name="T1">N</text:span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7.48cm" svg:height="9.9cm" svg:x="3.11cm" svg:y="1cm">
            <text:p text:style-name="P1"><text:span text:style-name="T1">To Do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9.59cm" svg:height="1.8cm" svg:x="1cm" svg:y="25.14cm">
            <text:p text:style-name="P1"><text:span text:style-name="T1">Foot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8.6cm" svg:height="14.2cm" svg:x="3.104cm" svg:y="10.9cm">
            <text:p text:style-name="P1"><text:span text:style-name="T1">Messag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8.89cm" svg:height="14.204cm" svg:x="11.652cm" svg:y="10.896cm">
            <text:p text:style-name="P1"><text:span text:style-name="T1">Book List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frame draw:style-name="gr6" draw:text-style-name="P6" draw:layer="layout" svg:width="10.2cm" svg:height="1.3cm" svg:x="2.412cm" svg:y="3.6cm">
            <draw:text-box>
              <text:p text:style-name="P1"><text:span text:style-name="T2">Routing Structure</text:span></text:p>
            </draw:text-box>
          </draw:frame>
          <draw:line draw:style-name="gr7" draw:text-style-name="P7" draw:layer="layout" svg:x1="5cm" svg:y1="4.9cm" svg:x2="3.994cm" svg:y2="5.97cm">
            <text:p/>
          </draw:line>
          <draw:frame draw:style-name="gr8" draw:text-style-name="P8" draw:layer="layout" svg:width="4.089cm" svg:height="2.241cm" svg:x="4.699cm" svg:y="5.1cm">
            <draw:text-box>
              <text:p><text:span text:style-name="T3">Application</text:span></text:p>
            </draw:text-box>
          </draw:frame>
          <draw:line draw:style-name="gr7" draw:text-style-name="P7" draw:layer="layout" svg:x1="7cm" svg:y1="11cm" svg:x2="5.856cm" svg:y2="12.094cm">
            <text:p/>
          </draw:line>
          <draw:frame draw:style-name="gr9" draw:text-style-name="P8" draw:layer="layout" svg:width="4.089cm" svg:height="1.376cm" svg:x="5.8cm" svg:y="9.13cm">
            <draw:text-box>
              <text:p><text:span text:style-name="T3">Dashboard</text:span></text:p>
            </draw:text-box>
          </draw:frame>
          <draw:line draw:style-name="gr7" draw:text-style-name="P7" draw:layer="layout" svg:x1="6cm" svg:y1="9cm" svg:x2="5.075cm" svg:y2="9.996cm">
            <text:p/>
          </draw:line>
          <draw:line draw:style-name="gr7" draw:text-style-name="P7" draw:layer="layout" svg:x1="7.1cm" svg:y1="13cm" svg:x2="6cm" svg:y2="14cm">
            <text:p/>
          </draw:line>
          <draw:frame draw:style-name="gr10" draw:text-style-name="P8" draw:layer="layout" svg:width="4.089cm" svg:height="1.047cm" svg:x="6.811cm" svg:y="11.253cm">
            <draw:text-box>
              <text:p><text:span text:style-name="T3">To Do</text:span></text:p>
            </draw:text-box>
          </draw:frame>
          <draw:frame draw:style-name="gr10" draw:text-style-name="P8" draw:layer="layout" svg:width="4.089cm" svg:height="1.047cm" svg:x="6.776cm" svg:y="15.206cm">
            <draw:text-box>
              <text:p><text:span text:style-name="T3">Book List</text:span></text:p>
            </draw:text-box>
          </draw:frame>
          <draw:line draw:style-name="gr7" draw:text-style-name="P7" draw:layer="layout" svg:x1="7.1cm" svg:y1="15cm" svg:x2="6cm" svg:y2="16cm">
            <text:p/>
          </draw:line>
          <draw:frame draw:style-name="gr11" draw:text-style-name="P8" draw:layer="layout" svg:width="4.089cm" svg:height="1.206cm" svg:x="6.747cm" svg:y="13.206cm">
            <draw:text-box>
              <text:p><text:span text:style-name="T3">Messages</text:span></text:p>
            </draw:text-box>
          </draw:frame>
          <draw:line draw:style-name="gr7" draw:text-style-name="P7" draw:layer="layout" svg:x1="6cm" svg:y1="18.9cm" svg:x2="4.917cm" svg:y2="19.951cm">
            <text:p/>
          </draw:line>
          <draw:frame draw:style-name="gr10" draw:text-style-name="P8" draw:layer="layout" svg:width="4.089cm" svg:height="1.047cm" svg:x="5.758cm" svg:y="19.159cm">
            <draw:text-box>
              <text:p><text:span text:style-name="T3">About</text:span></text:p>
            </draw:text-box>
          </draw:frame>
          <draw:line draw:style-name="gr7" draw:text-style-name="P7" draw:layer="layout" svg:x1="6.1cm" svg:y1="7cm" svg:x2="5cm" svg:y2="8.1cm">
            <text:p/>
          </draw:line>
          <draw:frame draw:style-name="gr10" draw:text-style-name="P8" draw:layer="layout" svg:width="4.089cm" svg:height="1.047cm" svg:x="5.8cm" svg:y="7.153cm">
            <draw:text-box>
              <text:p><text:span text:style-name="T3">Log in</text:span></text:p>
            </draw:text-box>
          </draw:frame>
          <draw:line draw:style-name="gr7" draw:text-style-name="P7" draw:layer="layout" svg:x1="6.1cm" svg:y1="17cm" svg:x2="4.9cm" svg:y2="18cm">
            <text:p/>
          </draw:line>
          <draw:frame draw:style-name="gr12" draw:text-style-name="P8" draw:layer="layout" svg:width="5.452cm" svg:height="1.843cm" svg:x="5.753cm" svg:y="17.153cm">
            <draw:text-box>
              <text:p><text:span text:style-name="T3">Documentation</text:span></text:p>
            </draw:text-box>
          </draw:frame>
          <draw:frame draw:style-name="gr13" draw:text-style-name="P9" draw:layer="layout" svg:width="7.01cm" svg:height="2.384cm" svg:x="4.09cm" svg:y="21.1cm">
            <draw:text-box draw:corner-radius="5.11cm">
              <text:p text:style-name="P1">Master template will include the</text:p>
              <text:p text:style-name="P1">Nav Bar and the footer</text:p>
            </draw:text-box>
          </draw:frame>
        </draw:g>
      </draw:page>
      <draw:page draw:name="page3" draw:style-name="dp1" draw:master-page-name="Default">
        <draw:g>
          <draw:g>
            <draw:frame draw:style-name="gr14" draw:text-style-name="P6" draw:layer="layout" svg:width="9.04cm" svg:height="1.28cm" svg:x="0.488cm" svg:y="3.737cm">
              <draw:text-box>
                <text:p text:style-name="P1"><text:span text:style-name="T2">Routing Structure</text:span></text:p>
              </draw:text-box>
            </draw:frame>
            <draw:line draw:style-name="gr7" draw:text-style-name="P7" draw:layer="layout" svg:x1="2.782cm" svg:y1="4.889cm" svg:x2="1.89cm" svg:y2="5.837cm">
              <text:p/>
            </draw:line>
            <draw:frame draw:style-name="gr15" draw:text-style-name="P10" draw:layer="layout" svg:width="3.624cm" svg:height="1.985cm" svg:x="2.515cm" svg:y="5.067cm">
              <draw:text-box>
                <text:p><text:span text:style-name="T4">Application</text:span></text:p>
              </draw:text-box>
            </draw:frame>
            <draw:line draw:style-name="gr7" draw:text-style-name="P7" draw:layer="layout" svg:x1="4.554cm" svg:y1="10.296cm" svg:x2="3.54cm" svg:y2="11.266cm">
              <text:p/>
            </draw:line>
            <draw:frame draw:style-name="gr16" draw:text-style-name="P10" draw:layer="layout" svg:width="3.624cm" svg:height="1.758cm" svg:x="3.491cm" svg:y="8.638cm">
              <draw:text-box>
                <text:p><text:span text:style-name="T4">Dashboard</text:span></text:p>
              </draw:text-box>
            </draw:frame>
            <draw:line draw:style-name="gr7" draw:text-style-name="P7" draw:layer="layout" svg:x1="3.668cm" svg:y1="8.523cm" svg:x2="2.848cm" svg:y2="9.406cm">
              <text:p/>
            </draw:line>
            <draw:line draw:style-name="gr7" draw:text-style-name="P7" draw:layer="layout" svg:x1="4.643cm" svg:y1="12.068cm" svg:x2="3.668cm" svg:y2="12.954cm">
              <text:p/>
            </draw:line>
            <draw:frame draw:style-name="gr17" draw:text-style-name="P10" draw:layer="layout" svg:width="3.623cm" svg:height="0.999cm" svg:x="4.387cm" svg:y="10.52cm">
              <draw:text-box>
                <text:p><text:span text:style-name="T4">To Do</text:span></text:p>
              </draw:text-box>
            </draw:frame>
            <draw:frame draw:style-name="gr17" draw:text-style-name="P10" draw:layer="layout" svg:width="3.624cm" svg:height="0.999cm" svg:x="4.356cm" svg:y="14.023cm">
              <draw:text-box>
                <text:p><text:span text:style-name="T4">Book List</text:span></text:p>
              </draw:text-box>
            </draw:frame>
            <draw:line draw:style-name="gr7" draw:text-style-name="P7" draw:layer="layout" svg:x1="4.643cm" svg:y1="13.841cm" svg:x2="3.668cm" svg:y2="14.727cm">
              <text:p/>
            </draw:line>
            <draw:frame draw:style-name="gr18" draw:text-style-name="P10" draw:layer="layout" svg:width="3.624cm" svg:height="1.069cm" svg:x="4.33cm" svg:y="12.251cm">
              <draw:text-box>
                <text:p><text:span text:style-name="T4">Messages</text:span></text:p>
              </draw:text-box>
            </draw:frame>
            <draw:line draw:style-name="gr7" draw:text-style-name="P7" draw:layer="layout" svg:x1="3.668cm" svg:y1="17.297cm" svg:x2="2.708cm" svg:y2="18.228cm">
              <text:p/>
            </draw:line>
            <draw:frame draw:style-name="gr17" draw:text-style-name="P10" draw:layer="layout" svg:width="3.624cm" svg:height="0.999cm" svg:x="3.453cm" svg:y="17.527cm">
              <draw:text-box>
                <text:p><text:span text:style-name="T4">About</text:span></text:p>
              </draw:text-box>
            </draw:frame>
            <draw:line draw:style-name="gr7" draw:text-style-name="P7" draw:layer="layout" svg:x1="3.757cm" svg:y1="6.75cm" svg:x2="2.782cm" svg:y2="7.725cm">
              <text:p/>
            </draw:line>
            <draw:frame draw:style-name="gr17" draw:text-style-name="P10" draw:layer="layout" svg:width="3.624cm" svg:height="0.999cm" svg:x="3.491cm" svg:y="6.886cm">
              <draw:text-box>
                <text:p><text:span text:style-name="T4">Log in</text:span></text:p>
              </draw:text-box>
            </draw:frame>
            <draw:line draw:style-name="gr7" draw:text-style-name="P7" draw:layer="layout" svg:x1="3.757cm" svg:y1="15.613cm" svg:x2="2.693cm" svg:y2="16.499cm">
              <text:p/>
            </draw:line>
            <draw:frame draw:style-name="gr16" draw:text-style-name="P10" draw:layer="layout" svg:width="4.832cm" svg:height="1.758cm" svg:x="3.449cm" svg:y="15.749cm">
              <draw:text-box>
                <text:p><text:span text:style-name="T4">Documentation</text:span></text:p>
              </draw:text-box>
            </draw:frame>
            <draw:frame draw:style-name="gr19" draw:text-style-name="P11" draw:layer="layout" svg:width="6.213cm" svg:height="2.953cm" svg:x="1.975cm" svg:y="19.247cm">
              <draw:text-box draw:corner-radius="5.11cm">
                <text:p text:style-name="P1"><text:span text:style-name="T4">Master template <text:s/>includes the</text:span></text:p>
                <text:p text:style-name="P1"><text:span text:style-name="T4">Sidebar and the footer</text:span></text:p>
              </draw:text-box>
            </draw:frame>
          </draw:g>
          <draw:g>
            <draw:custom-shape draw:style-name="gr20" draw:text-style-name="P2" draw:layer="layout" svg:width="0.636cm" svg:height="11.313cm" svg:x="8.634cm" svg:y="6.452cm">
              <text:p text:style-name="P1"><text:span text:style-name="T1"/></text:p>
              <text:p text:style-name="P1"><text:span text:style-name="T5">S</text:span></text:p>
              <text:p text:style-name="P1"><text:span text:style-name="T5">I</text:span></text:p>
              <text:p text:style-name="P1"><text:span text:style-name="T5">D</text:span></text:p>
              <text:p text:style-name="P1"><text:span text:style-name="T5">E</text:span></text:p>
              <text:p text:style-name="P1"><text:span text:style-name="T5">B</text:span></text:p>
              <text:p text:style-name="P1"><text:span text:style-name="T5">A</text:span></text:p>
              <text:p text:style-name="P1"><text:span text:style-name="T5">R</text:span></text:p>
              <text:p text:style-name="P1"><text:span text:style-name="T5"/></text:p>
              <text:p text:style-name="P1"><text:span text:style-name="T5">N</text:span></text:p>
              <text:p text:style-name="P1"><text:span text:style-name="T5">A</text:span></text:p>
              <text:p text:style-name="P1"><text:span text:style-name="T5">V</text:span></text:p>
              <text:p text:style-name="P1"><text:span text:style-name="T5">I</text:span></text:p>
              <text:p text:style-name="P1"><text:span text:style-name="T5">G</text:span></text:p>
              <text:p text:style-name="P1"><text:span text:style-name="T5">A</text:span></text:p>
              <text:p text:style-name="P1"><text:span text:style-name="T5">T</text:span></text:p>
              <text:p text:style-name="P1"><text:span text:style-name="T5">I</text:span></text:p>
              <text:p text:style-name="P1"><text:span text:style-name="T5">O</text:span></text:p>
              <text:p text:style-name="P1"><text:span text:style-name="T5">N</text:span></text:p>
              <text:p text:style-name="P1"><text:span text:style-name="T5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5.291cm" svg:height="4.647cm" svg:x="9.273cm" svg:y="6.452cm">
              <text:p text:style-name="P1"><text:span text:style-name="T5">To Do Li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3" draw:layer="layout" svg:width="5.93cm" svg:height="0.844cm" svg:x="8.634cm" svg:y="17.785cm">
              <text:p text:style-name="P1"><text:span text:style-name="T5">Footer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14" draw:layer="layout" svg:width="2.601cm" svg:height="6.666cm" svg:x="9.272cm" svg:y="11.099cm">
              <text:p text:style-name="P1"><text:span text:style-name="T5">Messages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14" draw:layer="layout" svg:width="2.691cm" svg:height="6.668cm" svg:x="11.858cm" svg:y="11.097cm">
              <text:p text:style-name="P1"><text:span text:style-name="T5">Book Lis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5" draw:text-style-name="P15" draw:layer="layout" svg:width="1.685cm" svg:height="6.913cm" svg:x="6.675cm" svg:y="8.31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custom-shape draw:style-name="gr26" draw:text-style-name="P16" draw:layer="layout" svg:width="5.138cm" svg:height="1.434cm" svg:x="15.452cm" svg:y="5.651cm">
              <text:p text:style-name="P1"><text:span text:style-name="T5">Confirm Delete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16" draw:layer="layout" svg:width="5.138cm" svg:height="1.448cm" svg:x="15.45cm" svg:y="8.024cm">
              <text:p text:style-name="P1"><text:span text:style-name="T5">Update A To Do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5.138cm" svg:height="1.436cm" svg:x="15.45cm" svg:y="10.423cm">
              <text:p text:style-name="P1"><text:span text:style-name="T5">Create a new To Do 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9" draw:text-style-name="P15" draw:layer="layout" svg:width="0.887cm" svg:height="6.912cm" draw:transform="rotate (-3.14159265358979) translate (15.45cm 12.21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30" draw:text-style-name="P1" draw:layer="layout" svg:width="5.798cm" svg:height="1.618cm" svg:x="6.002cm" svg:y="3.996cm">
            <text:p text:style-name="P1">Confirm Delete</text:p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5.798cm" svg:height="1.633cm" svg:x="6cm" svg:y="6.674cm">
            <text:p text:style-name="P1">Update A To Do</text:p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5.798cm" svg:height="1.62cm" svg:x="6cm" svg:y="9.38cm">
            <text:p text:style-name="P1">Create a new To Do 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3-17T11:19:50.690407265</meta:creation-date>
    <dc:date>2016-04-01T07:05:43.233501124</dc:date>
    <dc:creator>James Bergeron</dc:creator>
    <meta:editing-duration>PT26M25S</meta:editing-duration>
    <meta:editing-cycles>6</meta:editing-cycles>
    <meta:generator>LibreOffice/5.0.3.2$Linux_X86_64 LibreOffice_project/00m0$Build-2</meta:generator>
    <meta:document-statistic meta:object-count="61"/>
  </office:meta>
</office:document-meta>
</file>